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5cm" draw:marker-end-width="0.355cm" draw:textarea-horizontal-align="justify" draw:textarea-vertical-align="middle" draw:auto-grow-height="false" fo:padding-top="0.025cm" fo:padding-bottom="0.152cm" fo:padding-left="0.152cm" fo:padding-right="0.15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0cm"/>
    </style:style>
    <style:style style:name="gr6" style:family="graphic" style:parent-style-name="standard">
      <style:graphic-properties svg:stroke-width="0.025cm" draw:marker-start-width="0.24cm" draw:marker-end-width="0.24cm" draw:textarea-horizontal-align="justify" draw:textarea-vertical-align="middle" draw:auto-grow-height="false" fo:padding-top="-0.013cm" fo:padding-bottom="0.114cm" fo:padding-left="0.114cm" fo:padding-right="0.114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hatch" draw:fill-hatch-name="Black_20_90_20_Degrees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11" style:family="graphic" style:parent-style-name="standard">
      <style:graphic-properties svg:stroke-width="0.102cm" draw:marker-start-width="0.355cm" draw:marker-end-width="0.355cm" draw:fill="solid" draw:fill-color="#e6e6e6" draw:textarea-horizontal-align="justify" draw:textarea-vertical-align="middle" draw:auto-grow-height="false" fo:padding-top="0.025cm" fo:padding-bottom="0.152cm" fo:padding-left="0.152cm" fo:padding-right="0.1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abloid_25_20Drawing">
        <draw:custom-shape draw:style-name="gr1" draw:text-style-name="P1" draw:layer="Drawing" svg:width="11.176cm" svg:height="13.716cm" svg:x="14.681cm" svg:y="4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1.524cm" svg:height="1.524cm" svg:x="32.201cm" svg:y="6.022cm">
          <text:p/>
          <draw:enhanced-geometry svg:viewBox="0 0 21600 21600" draw:type="rectangle" draw:enhanced-path="M 0 0 L 21600 0 21600 21600 0 21600 0 0 Z N"/>
        </draw:custom-shape>
        <draw:frame draw:style-name="gr3" draw:layer="Drawing" svg:width="0.451cm" svg:height="1.652cm" svg:x="32.201cm" svg:y="5.962cm">
          <draw:text-box>
            <text:p>1</text:p>
            <text:p>2</text:p>
            <text:p>3</text:p>
          </draw:text-box>
        </draw:frame>
        <draw:frame draw:style-name="gr3" draw:layer="Drawing" svg:width="0.451cm" svg:height="1.652cm" svg:x="33.274cm" svg:y="5.963cm">
          <draw:text-box>
            <text:p>6</text:p>
            <text:p>5</text:p>
            <text:p>4</text:p>
          </draw:text-box>
        </draw:frame>
        <draw:frame draw:style-name="gr3" draw:layer="Drawing" svg:width="4.989cm" svg:height="1.144cm" svg:x="32.044cm" svg:y="7.547cm">
          <draw:text-box>
            <text:p>5 WAY NAVIGATION SWITCH</text:p>
            <text:p>ADAFRUIT PID 504 </text:p>
          </draw:text-box>
        </draw:frame>
        <draw:frame draw:style-name="gr3" draw:layer="Drawing" svg:width="2.682cm" svg:height="0.636cm" svg:x="14.681cm" svg:y="18.087cm">
          <draw:text-box>
            <text:p>RPI MODEL A+</text:p>
          </draw:text-box>
        </draw:frame>
        <draw:line draw:style-name="gr4" draw:text-style-name="P1" draw:layer="Drawing" svg:x1="32.207cm" svg:y1="6.277cm" svg:x2="25.857cm" svg:y2="6.277cm">
          <text:p/>
        </draw:line>
        <draw:line draw:style-name="gr4" draw:text-style-name="P1" draw:layer="Drawing" svg:x1="32.207cm" svg:y1="6.785cm" svg:x2="25.857cm" svg:y2="6.785cm">
          <text:p/>
        </draw:line>
        <draw:line draw:style-name="gr4" draw:text-style-name="P1" draw:layer="Drawing" svg:x1="32.207cm" svg:y1="7.293cm" svg:x2="25.857cm" svg:y2="7.293cm">
          <text:p/>
        </draw:line>
        <draw:polyline draw:style-name="gr4" draw:text-style-name="P1" draw:layer="Drawing" svg:width="8.381cm" svg:height="0.507cm" svg:x="25.857cm" svg:y="5.769cm" svg:viewBox="0 0 8382 508" draw:points="7874,508 8382,508 8382,0 0,0">
          <text:p/>
        </draw:polyline>
        <draw:polyline draw:style-name="gr4" draw:text-style-name="P1" draw:layer="Drawing" svg:width="8.889cm" svg:height="1.523cm" svg:x="25.857cm" svg:y="5.261cm" svg:viewBox="0 0 8890 1524" draw:points="7874,1524 8636,1524 8890,1524 8890,0 0,0">
          <text:p/>
        </draw:polyline>
        <draw:polyline draw:style-name="gr4" draw:text-style-name="P1" draw:layer="Drawing" svg:width="9.397cm" svg:height="2.539cm" svg:x="25.857cm" svg:y="4.753cm" svg:viewBox="0 0 9398 2540" draw:points="7874,2540 9398,2540 9398,0 0,0">
          <text:p/>
        </draw:polyline>
        <draw:frame draw:style-name="gr3" draw:text-style-name="P2" draw:layer="Drawing" svg:width="1.039cm" svg:height="3.176cm" svg:x="24.818cm" svg:y="4.471cm">
          <draw:text-box>
            <text:p text:style-name="P2">GND</text:p>
            <text:p text:style-name="P2">20</text:p>
            <text:p text:style-name="P2">21</text:p>
            <text:p text:style-name="P2">19</text:p>
            <text:p text:style-name="P2">26</text:p>
            <text:p text:style-name="P2">16</text:p>
          </draw:text-box>
        </draw:frame>
        <draw:frame draw:style-name="gr5" draw:layer="Drawing" svg:width="1.039cm" svg:height="4.192cm" svg:x="32.207cm" svg:y="9.297cm">
          <draw:text-box>
            <text:p>GND</text:p>
            <text:p>VCC</text:p>
            <text:p>CLK</text:p>
            <text:p>DIN</text:p>
            <text:p>D/C</text:p>
            <text:p>CS</text:p>
            <text:p>RST</text:p>
            <text:p>LED</text:p>
          </draw:text-box>
        </draw:frame>
        <draw:custom-shape draw:style-name="gr2" draw:text-style-name="P1" draw:layer="Drawing" svg:width="5.08cm" svg:height="4.064cm" svg:x="32.207cm" svg:y="9.3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Drawing" svg:width="3.556cm" svg:height="3.556cm" svg:x="33.477cm" svg:y="9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Drawing" svg:width="3.672cm" svg:height="1.144cm" svg:x="32.091cm" svg:y="13.389cm">
          <draw:text-box>
            <text:p>NOKIA LCD DISPLAY</text:p>
            <text:p>ADAFRUIT PID 338</text:p>
          </draw:text-box>
        </draw:frame>
        <draw:frame draw:style-name="gr3" draw:text-style-name="P2" draw:layer="Drawing" svg:width="1.039cm" svg:height="4.192cm" svg:x="24.841cm" svg:y="9.297cm">
          <draw:text-box>
            <text:p text:style-name="P2">GND</text:p>
            <text:p text:style-name="P2">3.3V</text:p>
            <text:p text:style-name="P2">23</text:p>
            <text:p text:style-name="P2">19</text:p>
            <text:p text:style-name="P2">16</text:p>
            <text:p text:style-name="P2">24</text:p>
            <text:p text:style-name="P2">18</text:p>
            <text:p text:style-name="P2">22</text:p>
          </draw:text-box>
        </draw:frame>
        <draw:polyline draw:style-name="gr4" draw:text-style-name="P1" draw:layer="Drawing" svg:width="6.349cm" svg:height="0cm" svg:x="25.857cm" svg:y="9.579cm" svg:viewBox="0 0 6350 0" draw:points="0,0 508,0 6350,0">
          <text:p/>
        </draw:polyline>
        <draw:polyline draw:style-name="gr4" draw:text-style-name="P1" draw:layer="Drawing" svg:width="6.349cm" svg:height="0cm" svg:x="25.857cm" svg:y="10.087cm" svg:viewBox="0 0 6350 0" draw:points="0,0 2540,0 6350,0">
          <text:p/>
        </draw:polyline>
        <draw:polyline draw:style-name="gr4" draw:text-style-name="P1" draw:layer="Drawing" svg:width="6.349cm" svg:height="0cm" svg:x="25.857cm" svg:y="10.595cm" svg:viewBox="0 0 6350 0" draw:points="0,0 762,0 6350,0">
          <text:p/>
        </draw:polyline>
        <draw:polyline draw:style-name="gr4" draw:text-style-name="P1" draw:layer="Drawing" svg:width="6.349cm" svg:height="0cm" svg:x="25.857cm" svg:y="11.103cm" svg:viewBox="0 0 6350 0" draw:points="0,0 762,0 6350,0">
          <text:p/>
        </draw:polyline>
        <draw:polyline draw:style-name="gr4" draw:text-style-name="P1" draw:layer="Drawing" svg:width="6.349cm" svg:height="0cm" svg:x="25.857cm" svg:y="11.611cm" svg:viewBox="0 0 6350 0" draw:points="0,0 762,0 6350,0">
          <text:p/>
        </draw:polyline>
        <draw:polyline draw:style-name="gr4" draw:text-style-name="P1" draw:layer="Drawing" svg:width="6.349cm" svg:height="0cm" svg:x="25.857cm" svg:y="12.119cm" svg:viewBox="0 0 6350 0" draw:points="0,0 762,0 6350,0">
          <text:p/>
        </draw:polyline>
        <draw:polyline draw:style-name="gr4" draw:text-style-name="P1" draw:layer="Drawing" svg:width="6.349cm" svg:height="0cm" svg:x="25.857cm" svg:y="12.627cm" svg:viewBox="0 0 6350 0" draw:points="0,0 762,0 6350,0">
          <text:p/>
        </draw:polyline>
        <draw:polyline draw:style-name="gr4" draw:text-style-name="P1" draw:layer="Drawing" svg:width="6.349cm" svg:height="0cm" svg:x="25.857cm" svg:y="13.135cm" svg:viewBox="0 0 6350 0" draw:points="0,0 762,0 6350,0">
          <text:p/>
        </draw:polyline>
        <draw:frame draw:style-name="gr3" draw:text-style-name="P2" draw:layer="Drawing" svg:width="1.039cm" svg:height="2.16cm" svg:x="24.818cm" svg:y="15.638cm">
          <draw:text-box>
            <text:p text:style-name="P2">5V</text:p>
            <text:p text:style-name="P2">GND</text:p>
            <text:p text:style-name="P2">8</text:p>
            <text:p text:style-name="P2">10</text:p>
          </draw:text-box>
        </draw:frame>
        <draw:line draw:style-name="gr4" draw:text-style-name="P1" draw:layer="Drawing" svg:x1="32.207cm" svg:y1="15.929cm" svg:x2="25.857cm" svg:y2="15.929cm">
          <text:p/>
        </draw:line>
        <draw:line draw:style-name="gr4" draw:text-style-name="P1" draw:layer="Drawing" svg:x1="32.207cm" svg:y1="16.437cm" svg:x2="25.857cm" svg:y2="16.437cm">
          <text:p/>
        </draw:line>
        <draw:line draw:style-name="gr4" draw:text-style-name="P1" draw:layer="Drawing" svg:x1="32.207cm" svg:y1="16.945cm" svg:x2="25.857cm" svg:y2="16.945cm">
          <text:p/>
        </draw:line>
        <draw:line draw:style-name="gr4" draw:text-style-name="P1" draw:layer="Drawing" svg:x1="32.207cm" svg:y1="17.453cm" svg:x2="25.857cm" svg:y2="17.453cm">
          <text:p/>
        </draw:line>
        <draw:custom-shape draw:style-name="gr7" draw:text-style-name="P1" draw:layer="Drawing" svg:width="0.508cm" svg:height="2.032cm" svg:x="32.207cm" svg:y="15.67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Drawing" svg:x1="32.715cm" svg:y1="15.929cm" svg:x2="33.223cm" svg:y2="15.929cm">
          <text:p/>
        </draw:line>
        <draw:line draw:style-name="gr4" draw:text-style-name="P1" draw:layer="Drawing" svg:x1="32.715cm" svg:y1="16.437cm" svg:x2="33.223cm" svg:y2="16.437cm">
          <text:p/>
        </draw:line>
        <draw:line draw:style-name="gr4" draw:text-style-name="P1" draw:layer="Drawing" svg:x1="32.715cm" svg:y1="16.945cm" svg:x2="33.223cm" svg:y2="16.945cm">
          <text:p/>
        </draw:line>
        <draw:line draw:style-name="gr4" draw:text-style-name="P1" draw:layer="Drawing" svg:x1="32.715cm" svg:y1="17.453cm" svg:x2="33.223cm" svg:y2="17.453cm">
          <text:p/>
        </draw:line>
        <draw:frame draw:style-name="gr3" draw:layer="Drawing" svg:width="3.575cm" svg:height="0.636cm" svg:x="32.188cm" svg:y="17.707cm">
          <draw:text-box draw:corner-radius="0.019cm">
            <text:p>SER.COM. (DEBUG)</text:p>
          </draw:text-box>
        </draw:frame>
        <draw:custom-shape draw:style-name="gr8" draw:text-style-name="P1" draw:layer="Drawing" svg:width="1.016cm" svg:height="13.208cm" svg:x="24.841cm" svg:y="4.4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2.286cm" svg:height="1.016cm" svg:x="19.253cm" svg:y="4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1.778cm" svg:height="1.016cm" svg:x="19.507cm" svg:y="3.2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Drawing" svg:width="2.286cm" svg:height="0.762cm" svg:x="19.253cm" svg:y="2.4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3.302cm" svg:height="0.508cm" svg:x="18.745cm" svg:y="17.4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Drawing" svg:width="2.794cm" svg:height="2.54cm" svg:x="18.999cm" svg:y="17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3.81cm" svg:height="3.302cm" svg:x="18.491cm" svg:y="20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1.778cm" svg:height="1.778cm" svg:x="19.507cm" svg:y="21.7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1.016cm" svg:height="1.016cm" svg:x="19.861cm" svg:y="2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Drawing" svg:width="4.481cm" svg:height="0.636cm" svg:x="18.29cm" svg:y="23.825cm">
          <draw:text-box>
            <text:p>RPI CAMERA MODULE v1</text:p>
          </draw:text-box>
        </draw:frame>
        <draw:frame draw:style-name="gr3" draw:layer="Drawing" svg:width="0.629cm" svg:height="0.636cm" svg:x="18.745cm" svg:y="16.839cm">
          <draw:text-box>
            <text:p>J3</text:p>
          </draw:text-box>
        </draw:frame>
        <draw:frame draw:style-name="gr3" draw:layer="Drawing" svg:width="0.629cm" svg:height="0.636cm" svg:x="24.212cm" svg:y="17.093cm">
          <draw:text-box>
            <text:p>J8</text:p>
          </draw:text-box>
        </draw:frame>
        <draw:frame draw:style-name="gr3" draw:layer="Drawing" svg:width="0.823cm" svg:height="0.636cm" svg:x="19.132cm" svg:y="5.283cm">
          <draw:text-box>
            <text:p>J10</text:p>
          </draw:text-box>
        </draw:frame>
        <draw:custom-shape draw:style-name="gr8" draw:text-style-name="P1" draw:layer="Drawing" svg:width="0.508cm" svg:height="0.508cm" svg:x="15.443cm" svg:y="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Drawing" svg:width="0.508cm" svg:height="0.508cm" svg:x="15.443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Drawing" svg:width="0.916cm" svg:height="1.652cm" svg:x="16.051cm" svg:y="7.022cm">
          <draw:text-box>
            <text:p>PP1</text:p>
            <text:p/>
            <text:p>PP3</text:p>
          </draw:text-box>
        </draw:frame>
        <draw:frame draw:style-name="gr3" draw:text-style-name="P2" draw:layer="Drawing" svg:width="1.039cm" svg:height="1.652cm" svg:x="7.038cm" svg:y="11.087cm">
          <draw:text-box>
            <text:p text:style-name="P2">Bat</text:p>
            <text:p text:style-name="P2">EN</text:p>
            <text:p text:style-name="P2">GND</text:p>
          </draw:text-box>
        </draw:frame>
        <draw:polyline draw:style-name="gr4" draw:text-style-name="P1" draw:layer="Drawing" svg:width="9.143cm" svg:height="2.285cm" draw:transform="rotate (-3.14159265358979) translate (15.697cm 9.601cm)" svg:viewBox="0 0 9144 2286" draw:points="0,2286 9144,2286 9144,0">
          <text:p/>
        </draw:polyline>
        <draw:polyline draw:style-name="gr4" draw:text-style-name="P1" draw:layer="Drawing" svg:width="8.635cm" svg:height="1.269cm" draw:transform="rotate (-3.14159265358979) translate (15.697cm 9.601cm)" svg:viewBox="0 0 8636 1270" draw:points="0,1270 8636,1270 8636,0">
          <text:p/>
        </draw:polyline>
        <draw:custom-shape draw:style-name="gr8" draw:text-style-name="P1" draw:layer="Drawing" svg:width="1.016cm" svg:height="0.762cm" svg:x="6.299cm" svg:y="9.60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Drawing" svg:x1="6.807cm" svg:y1="9.601cm" svg:x2="6.807cm" svg:y2="10.363cm">
          <text:p/>
        </draw:line>
        <draw:frame draw:style-name="gr10" draw:layer="Drawing" svg:width="0.459cm" svg:height="0.636cm" svg:x="5.84cm" svg:y="9.727cm">
          <draw:text-box>
            <text:p>+</text:p>
          </draw:text-box>
        </draw:frame>
        <draw:frame draw:style-name="gr10" draw:layer="Drawing" svg:width="0.459cm" svg:height="0.636cm" svg:x="7.315cm" svg:y="9.727cm">
          <draw:text-box>
            <text:p>-</text:p>
          </draw:text-box>
        </draw:frame>
        <draw:custom-shape draw:style-name="gr8" draw:text-style-name="P1" draw:layer="Drawing" svg:width="0.762cm" svg:height="1.016cm" svg:x="5.537cm" svg:y="12.1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Drawing" svg:width="2.54cm" svg:height="4.572cm" svg:x="5.537cm" svg:y="9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1.016cm" svg:height="0.508cm" svg:x="6.299cm" svg:y="13.665cm">
          <text:p/>
          <draw:enhanced-geometry svg:viewBox="0 0 21600 21600" draw:type="rectangle" draw:enhanced-path="M 0 0 L 21600 0 21600 21600 0 21600 0 0 Z N"/>
        </draw:custom-shape>
        <draw:frame draw:style-name="gr3" draw:layer="Drawing" svg:width="5.34cm" svg:height="1.144cm" svg:x="5.383cm" svg:y="14.173cm">
          <draw:text-box>
            <text:p>POWERBOOST 500 CHARGER</text:p>
            <text:p>ADAFRUIT PID 1944</text:p>
          </draw:text-box>
        </draw:frame>
        <draw:custom-shape draw:style-name="gr8" draw:text-style-name="P1" draw:layer="Drawing" svg:width="0.508cm" svg:height="1.016cm" svg:x="5.029cm" svg:y="12.1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Drawing" svg:width="1.27cm" svg:height="3.556cm" svg:x="2.743cm" svg:y="14.935cm">
          <text:p/>
          <draw:enhanced-geometry svg:viewBox="0 0 21600 21600" draw:type="rectangle" draw:enhanced-path="M 0 0 L 21600 0 21600 21600 0 21600 0 0 Z N"/>
        </draw:custom-shape>
        <draw:polyline draw:style-name="gr4" draw:text-style-name="P1" draw:layer="Drawing" svg:width="1.269cm" svg:height="2.285cm" draw:transform="rotate (-3.14159265358979) translate (5.029cm 14.935cm)" svg:viewBox="0 0 1270 2286" draw:points="0,2286 1270,2286 1270,0">
          <text:p/>
        </draw:polyline>
        <draw:frame draw:style-name="gr3" draw:layer="Drawing" svg:width="3.562cm" svg:height="1.144cm" svg:x="2.589cm" svg:y="18.491cm">
          <draw:text-box>
            <text:p>3.7V 2200mAh LION</text:p>
            <text:p>ADAFRUIT PID 1781</text:p>
          </draw:text-box>
        </draw:frame>
        <draw:custom-shape draw:style-name="gr8" draw:text-style-name="P1" draw:layer="Drawing" svg:width="0.762cm" svg:height="1.524cm" svg:x="8.839cm" svg:y="11.1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Drawing" svg:width="0.254cm" svg:height="0.254cm" svg:x="9.601cm" svg:y="11.379cm">
          <text:p/>
          <draw:enhanced-geometry svg:viewBox="0 0 21600 21600" draw:type="rectangle" draw:enhanced-path="M 0 0 L 21600 0 21600 21600 0 21600 0 0 Z N"/>
        </draw:custom-shape>
        <draw:frame draw:style-name="gr3" draw:layer="Drawing" svg:width="0.451cm" svg:height="1.652cm" svg:x="8.893cm" svg:y="11.089cm">
          <draw:text-box>
            <text:p>1</text:p>
            <text:p>2</text:p>
            <text:p>3</text:p>
          </draw:text-box>
        </draw:frame>
        <draw:line draw:style-name="gr4" draw:text-style-name="P1" draw:layer="Drawing" svg:x1="8.839cm" svg:y1="11.379cm" svg:x2="8.077cm" svg:y2="11.379cm">
          <text:p/>
        </draw:line>
        <draw:line draw:style-name="gr4" draw:text-style-name="P1" draw:layer="Drawing" svg:x1="8.077cm" svg:y1="11.887cm" svg:x2="8.839cm" svg:y2="11.887cm">
          <text:p/>
        </draw:line>
        <draw:line draw:style-name="gr4" draw:text-style-name="P1" draw:layer="Drawing" svg:x1="8.077cm" svg:y1="12.395cm" svg:x2="8.839cm" svg:y2="12.395cm">
          <text:p/>
        </draw:line>
        <draw:frame draw:style-name="gr12" draw:layer="Drawing" svg:width="3.774cm" svg:height="1.144cm" svg:x="8.739cm" svg:y="12.649cm">
          <draw:text-box>
            <text:p>SPDT SLIDE SWITCH</text:p>
            <text:p>ADAFRUIT PID 805</text:p>
          </draw:text-box>
        </draw:frame>
        <draw:frame draw:style-name="gr12" draw:layer="Drawing" svg:width="3.562cm" svg:height="1.144cm" svg:x="19.135cm" svg:y="1.345cm">
          <draw:text-box>
            <text:p>USB WIFI</text:p>
            <text:p>ADAFRUIT PID 2810</text:p>
          </draw:text-box>
        </draw:frame>
        <draw:frame draw:style-name="gr3" draw:layer="Drawing" svg:width="10.356cm" svg:height="3.684cm" svg:x="2.039cm" svg:y="21.234cm">
          <draw:text-box>
            <text:p>NOTES:</text:p>
            <text:p/>
            <text:p>1<text:tab/>SOLDER POWER LEADS DIRECTLY <text:s/>TO TEST POINTS</text:p>
            <text:p/>
            <text:p>2<text:tab/>SWITCH CAN BE SOLDERED DIRECTLY TO BOARD</text:p>
            <text:p/>
            <text:p>3<text:tab/>PIN NUMBERING ON J8 IS PER BOARD HEADER</text:p>
          </draw:text-box>
        </draw:frame>
        <draw:polygon draw:style-name="gr4" draw:text-style-name="P1" draw:layer="Drawing" svg:width="0.507cm" svg:height="1.015cm" draw:transform="rotate (1.5707963267949) translate (1.981cm 22.809cm)" svg:viewBox="0 0 508 1016" draw:points="0,0 508,0 508,762 254,1016 0,762">
          <text:p/>
        </draw:polygon>
        <draw:polygon draw:style-name="gr4" draw:text-style-name="P1" draw:layer="Drawing" svg:width="0.507cm" svg:height="1.015cm" draw:transform="rotate (1.5707963267949) translate (1.981cm 23.825cm)" svg:viewBox="0 0 508 1016" draw:points="0,0 508,0 508,762 254,1016 0,762">
          <text:p/>
        </draw:polygon>
        <draw:polygon draw:style-name="gr4" draw:text-style-name="P1" draw:layer="Drawing" svg:width="0.507cm" svg:height="1.015cm" draw:transform="rotate (1.5707963267949) translate (8.585cm 10.871cm)" svg:viewBox="0 0 508 1016" draw:points="0,0 508,0 508,762 254,1016 0,762">
          <text:p/>
        </draw:polygon>
        <draw:polygon draw:style-name="gr4" draw:text-style-name="P1" draw:layer="Drawing" svg:width="0.507cm" svg:height="1.015cm" draw:transform="rotate (1.5707963267949) translate (15.189cm 6.553cm)" svg:viewBox="0 0 508 1016" draw:points="0,0 508,0 508,762 254,1016 0,762">
          <text:p/>
        </draw:polygon>
        <draw:frame draw:style-name="gr3" draw:layer="Drawing" svg:width="0.451cm" svg:height="0.636cm" svg:x="8.685cm" svg:y="10.319cm">
          <draw:text-box>
            <text:p>2</text:p>
          </draw:text-box>
        </draw:frame>
        <draw:frame draw:style-name="gr3" draw:layer="Drawing" svg:width="0.451cm" svg:height="0.636cm" svg:x="15.26cm" svg:y="5.982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left" draw:textarea-vertical-align="bottom" fo:padding-top="0cm" fo:padding-bottom="0.127cm" fo:padding-left="0.127cm" fo:padding-right="0.127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508cm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1" fo:font-family="Arial" style:font-style-name="Regular" style:font-family-generic="swiss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65cm" fo:margin-bottom="0.965cm" fo:margin-left="0.965cm" fo:margin-right="0.965cm" fo:page-width="43.18cm" fo:page-height="27.94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Mgr2" style:family="graphic" style:parent-style-name="standard">
      <style:graphic-properties draw:stroke="none" draw:fill="none" draw:fill-color="#ffffff" draw:auto-grow-width="true" fo:min-height="0.512cm" fo:min-width="3.897cm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bottom" draw:auto-grow-width="true" fo:min-height="0.512cm" fo:min-width="9.66cm"/>
    </style:style>
    <style:style style:name="Mgr4" style:family="graphic" style:parent-style-name="standard">
      <style:graphic-properties draw:stroke="none" draw:fill="none" draw:fill-color="#ffffff" draw:auto-grow-width="true" fo:min-height="0.639cm" fo:min-width="2.608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color="#000000" draw:fill="none" draw:fill-color="#ffffff" fo:min-height="0.671cm"/>
    </style:style>
    <style:style style:name="Mgr7" style:family="graphic" style:parent-style-name="standard">
      <style:graphic-properties draw:stroke="none" svg:stroke-color="#000000" draw:fill="none" draw:fill-color="#ffffff" fo:min-height="2.036cm"/>
    </style:style>
    <style:style style:name="MP1" style:family="paragraph">
      <style:paragraph-properties fo:text-align="center"/>
    </style:style>
    <style:style style:name="MP2" style:family="paragraph">
      <style:paragraph-properties fo:text-align="end"/>
    </style:style>
    <style:style style:name="MP3" style:family="paragraph">
      <style:paragraph-properties fo:text-align="center"/>
      <style:text-properties style:font-name="Courier 10 Pitch1" fo:font-size="12pt" style:font-size-asian="12pt" style:font-size-complex="12pt"/>
    </style:style>
    <style:style style:name="MP4" style:family="paragraph">
      <style:text-properties style:font-name="Courier 10 Pitch1" fo:font-size="10pt" fo:font-weight="normal" style:font-size-asian="10pt" style:font-weight-asian="normal" style:font-size-complex="10pt" style:font-weight-complex="normal"/>
    </style:style>
    <style:style style:name="MP5" style:family="paragraph">
      <style:paragraph-properties fo:text-align="center"/>
      <style:text-properties style:font-name="Courier 10 Pitch1" fo:font-size="16pt" style:font-size-asian="16pt" style:font-size-complex="16pt"/>
    </style:style>
    <style:style style:name="MP6" style:family="paragraph">
      <style:paragraph-properties fo:text-align="start"/>
    </style:style>
    <style:style style:name="MT1" style:family="text">
      <style:text-properties style:font-name="Courier 10 Pitch1" fo:font-size="16pt" style:font-size-asian="16pt" style:font-size-complex="16pt"/>
    </style:style>
    <style:style style:name="MT2" style:family="text">
      <style:text-properties style:font-name="Courier 10 Pitch1" fo:font-size="10pt" style:font-size-asian="10pt" style:font-size-complex="10pt"/>
    </style:style>
    <style:style style:name="MT3" style:family="text">
      <style:text-properties style:font-name="Courier 10 Pitch1" fo:font-size="10pt" fo:font-weight="normal" style:font-size-asian="10pt" style:font-weight-asian="normal" style:font-size-complex="1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ing"/>
    </draw:layer-set>
    <style:master-page style:name="Tabloid_25_20Drawing" style:display-name="Tabloid%20Drawing" style:page-layout-name="PM0" draw:style-name="Mdp1">
      <draw:custom-shape draw:style-name="Mgr1" draw:text-style-name="MP1" draw:layer="backgroundobjects" svg:width="41.148cm" svg:height="25.908cm" svg:x="1.016cm" svg:y="1.01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" draw:text-style-name="MP1" draw:layer="backgroundobjects" svg:width="14.51cm" svg:height="3.842cm" svg:x="27.658cm" svg:y="23.082cm">
        <text:p/>
        <draw:enhanced-geometry svg:viewBox="0 0 21600 21600" draw:type="rectangle" draw:enhanced-path="M 0 0 L 21600 0 21600 21600 0 21600 0 0 Z N"/>
      </draw:custom-shape>
      <draw:frame draw:style-name="Mgr2" draw:text-style-name="MP1" draw:layer="backgroundobjects" svg:width="4.151cm" svg:height="0.784cm" svg:x="34.766cm" svg:y="26.015cm">
        <draw:text-box>
          <text:p text:style-name="MP1"><text:span text:style-name="MT1"><text:date style:data-style-name="D4" text:date-value="2016-07-30">07/30/2016</text:date></text:span></text:p>
        </draw:text-box>
      </draw:frame>
      <draw:frame draw:style-name="Mgr3" draw:text-style-name="MP2" draw:layer="backgroundobjects" svg:width="9.914cm" svg:height="0.639cm" svg:x="17.744cm" svg:y="26.269cm">
        <draw:text-box>
          <text:p text:style-name="MP2"><text:span text:style-name="MT2"><text:file-name text:display="name-and-extension">rpi-camera wiring interconnect.odg</text:file-name></text:span></text:p>
        </draw:text-box>
      </draw:frame>
      <draw:frame draw:style-name="Mgr4" draw:text-style-name="MP3" draw:layer="backgroundobjects" svg:width="6.352cm" svg:height="0.784cm" svg:x="39.065cm" svg:y="26.011cm">
        <draw:text-box>
          <text:p text:style-name="MP1"><text:span text:style-name="MT1"><text:page-number>&lt;number&gt;</text:page-number></text:span><text:span text:style-name="MT1"> / </text:span><text:span text:style-name="MT1"><text:page-count>1</text:page-count></text:span></text:p>
        </draw:text-box>
      </draw:frame>
      <draw:frame draw:style-name="Mgr5" draw:text-style-name="MP4" draw:layer="backgroundobjects" svg:width="1.526cm" svg:height="0.636cm" svg:x="39.094cm" svg:y="25.445cm">
        <draw:text-box>
          <text:p><text:span text:style-name="MT3">SHEET:</text:span></text:p>
        </draw:text-box>
      </draw:frame>
      <draw:custom-shape draw:style-name="Mgr1" draw:text-style-name="MP1" draw:layer="backgroundobjects" svg:width="3.08cm" svg:height="1.429cm" svg:x="39.088cm" svg:y="25.495cm">
        <text:p/>
        <draw:enhanced-geometry svg:viewBox="0 0 21600 21600" draw:type="rectangle" draw:enhanced-path="M 0 0 L 21600 0 21600 21600 0 21600 0 0 Z N"/>
      </draw:custom-shape>
      <draw:custom-shape draw:style-name="Mgr1" draw:text-style-name="MP1" draw:layer="backgroundobjects" svg:width="4.445cm" svg:height="1.429cm" svg:x="34.643cm" svg:y="25.495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1.314cm" svg:height="0.636cm" svg:x="34.649cm" svg:y="25.445cm">
        <draw:text-box>
          <text:p><text:span text:style-name="MT3">DATE:</text:span></text:p>
        </draw:text-box>
      </draw:frame>
      <draw:frame draw:style-name="Mgr5" draw:text-style-name="MP4" draw:layer="backgroundobjects" svg:width="1.103cm" svg:height="0.636cm" svg:x="32.738cm" svg:y="25.445cm">
        <draw:text-box>
          <text:p><text:span text:style-name="MT3">REV:</text:span></text:p>
        </draw:text-box>
      </draw:frame>
      <draw:custom-shape draw:style-name="Mgr1" draw:text-style-name="MP1" draw:layer="backgroundobjects" svg:width="1.905cm" svg:height="1.429cm" svg:x="32.738cm" svg:y="25.495cm">
        <text:p/>
        <draw:enhanced-geometry svg:viewBox="0 0 21600 21600" draw:type="rectangle" draw:enhanced-path="M 0 0 L 21600 0 21600 21600 0 21600 0 0 Z N"/>
      </draw:custom-shape>
      <draw:frame draw:style-name="Mgr6" draw:text-style-name="MP5" draw:layer="backgroundobjects" svg:width="1.905cm" svg:height="0.798cm" svg:x="32.738cm" svg:y="26.001cm">
        <draw:text-box>
          <text:p text:style-name="MP1"><text:span text:style-name="MT1">NEW</text:span></text:p>
        </draw:text-box>
      </draw:frame>
      <draw:custom-shape draw:style-name="Mgr1" draw:text-style-name="MP1" draw:layer="backgroundobjects" svg:width="5.08cm" svg:height="1.429cm" svg:x="27.658cm" svg:y="25.49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5" draw:text-style-name="MP4" draw:layer="backgroundobjects" svg:width="1.103cm" svg:height="0.636cm" svg:x="27.658cm" svg:y="25.445cm">
        <draw:text-box>
          <text:p><text:span text:style-name="MT3">DWN:</text:span></text:p>
        </draw:text-box>
      </draw:frame>
      <draw:frame draw:style-name="Mgr6" draw:text-style-name="MP5" draw:layer="backgroundobjects" svg:width="5.08cm" svg:height="0.798cm" svg:x="27.658cm" svg:y="26.001cm">
        <draw:text-box>
          <text:p text:style-name="MP1"><text:span text:style-name="MT1">Carter Nelson</text:span></text:p>
        </draw:text-box>
      </draw:frame>
      <draw:frame draw:style-name="Mgr7" draw:text-style-name="MP5" draw:layer="backgroundobjects" svg:width="14.51cm" svg:height="2.163cm" svg:x="27.603cm" svg:y="23.186cm">
        <draw:text-box>
          <text:p text:style-name="MP6"><text:span text:style-name="MT1"><text:s/></text:span><text:span text:style-name="MT1">Raspberry Pi Model A+ Based Camera</text:span></text:p>
          <text:p text:style-name="MP6"><text:span text:style-name="MT1"><text:s/></text:span><text:span text:style-name="MT1">Wiring Interconnect</text:span></text:p>
          <text:p text:style-name="MP1"><text:span text:style-name="MT1"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09:39:44.248691571</meta:creation-date>
    <dc:date>2016-07-30T14:57:31.786851422</dc:date>
    <meta:editing-duration>PT4H38M7S</meta:editing-duration>
    <meta:editing-cycles>7</meta:editing-cycles>
    <meta:generator>LibreOffice/4.2.8.2$Linux_x86 LibreOffice_project/420m0$Build-2</meta:generator>
    <meta:document-statistic meta:object-count="99"/>
  </office:meta>
</office:document-meta>
</file>